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ências:</text:p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>Wikipedia,</text:span> <text:span text:style-name="T1">KOTLER, Philip</text:span><text:span text:style-name="T2"> (</text:span>2000). Administração de marketing 10 ed. São Paulo: PRENTICE HALL. p. 540</text:p>
      <text:p text:style-name="Standard"/>
      <text:p text:style-name="Standard"><text:span text:style-name="T1">Barracho, Carlos</text:span> (2001). Lições de Psicologia Económica. Lisboa: Instituto Piaget. ISBN 9789727714803</text:p>
      <text:p text:style-name="Standard"/>
      <text:p text:style-name="Standard"><text:span text:style-name="T1">Paulo Sandroni</text:span><text:span text:style-name="T2">,</text:span><text:span text:style-name="T1"> </text:span>ed. (1999). «Mercadoria». Novíssimo Dicionário de Economia. Círuclo do Livro. 383 páginas. Consultado em 18 de junho de 2012.</text:p>
      <text:p text:style-name="Standard"/>
      <text:p text:style-name="Standard"><text:span text:style-name="T1">Jorge H. C. Fernandes</text:span>. «O que é um Programa (Software)». UNB. Consultado em 21 de janeiro de 2012.</text:p>
      <text:p text:style-name="Standard"/>
      <text:p text:style-name="Standard"><text:span text:style-name="T1">Borgmann, Albert</text:span> (2006). «Technology as a Cultural Force: For Alena and Griffin». The Canadian Journal of Sociology. 31 (3): 351–360</text:p>
      <text:p text:style-name="Standard"/>
      <text:p text:style-name="Standard"><text:span text:style-name="T1">DevMedia, [1] Sommerville</text:span> , I. Engenharia de Software - 8ª Edição 2007.</text:p>
      <text:p text:style-name="Standard"/>
      <text:p text:style-name="Standard">[2<text:span text:style-name="T1">] Pressman,</text:span> R. Software Engineering: A Practitioner's Approach. Makron Books, 2009.</text:p>
      <text:p text:style-name="Standard"/>
      <text:p text:style-name="Standard"><text:span text:style-name="T1">FREEMAN, R. Edward </text:span>(1984). Strategic Management: A Stakeholder Approach (em inglês).</text:p>
      <text:p text:style-name="Standard"/>
      <text:p text:style-name="Standard"><text:span text:style-name="T1">Burke, L. M., e R. S.</text:span> Read. Dietary supplements in sport. Sports Medicine 15: 43-65, 199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ábio  Santos</meta:initial-creator>
    <meta:creation-date>2018-08-11T19:04:33.46</meta:creation-date>
    <meta:document-statistic meta:table-count="0" meta:image-count="0" meta:object-count="0" meta:page-count="1" meta:paragraph-count="10" meta:word-count="137" meta:character-count="914"/>
    <dc:date>2018-08-11T19:08:45.63</dc:date>
    <dc:creator>Fábio  Santos</dc:creator>
    <meta:editing-duration>PT4M12S</meta:editing-duration>
    <meta:editing-cycles>1</meta:editing-cycles>
    <meta:generator>OpenOffice/4.1.5$Win32 OpenOffice.org_project/415m1$Build-9789</meta:generator>
  </office:meta>
</office:document-meta>
</file>